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pt" fo:country="BR" style:font-size-asian="11pt"/>
    </style:style>
    <style:style style:name="P3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officeooo:rsid="001f4b76" style:font-size-asian="11pt"/>
    </style:style>
    <style:style style:name="T3" style:family="text">
      <style:text-properties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nual <text:s/>para instalar o Portugol IDE</text:span></text:p>
      <text:p text:style-name="P1"><text:span text:style-name="T1">Baixe e instale <text:s/>o JRE 8 e o MINGW32.</text:span></text:p>
      <text:p text:style-name="P2"/>
      <text:p text:style-name="P1"><text:span text:style-name="T1">Baixe o Lua 5.3.3 em : </text:span><text:a xlink:type="simple" xlink:href="https://www.lua.org/download.html" text:style-name="Internet_20_link" text:visited-style-name="Visited_20_Internet_20_Link">https://www.lua.org/download.html</text:a></text:p>
      <text:p text:style-name="P1"><text:span text:style-name="T1">Desconpacte o Lua53 em uma pasta especifica</text:span></text:p>
      <text:p text:style-name="P1"><text:span text:style-name="T1">Baixe o lpeglabel- 012.2-2 <text:s/>em : </text:span><text:a xlink:type="simple" xlink:href="https://github.com/sqmedeiros/lpeglabel" text:style-name="Internet_20_link" text:visited-style-name="Visited_20_Internet_20_Link">https://github.com/sqmedeiros/lpeglabel</text:a></text:p>
      <text:p text:style-name="P1"><text:span text:style-name="T1">Vá no botão branch master <text:s/>na aba tags e escolha a versão acima <text:s/>e baixe-a. Descompacte em uma pasta especifica.</text:span></text:p>
      <text:p text:style-name="P1"><text:span text:style-name="T1">Baixe e descompacte o Portugol em uma pasta especifica, pode ser baixado <text:s/>em :</text:span></text:p>
      <text:p text:style-name="P1"><text:a xlink:type="simple" xlink:href="https://github.com/sqmedeiros/portugol" text:style-name="Internet_20_link" text:visited-style-name="Visited_20_Internet_20_Link"><text:span text:style-name="T1">https://github.com/sqmedeiros/portugol</text:span></text:a></text:p>
      <text:p text:style-name="P2"/>
      <text:p text:style-name="P1"><text:span text:style-name="T1">Baixe os arquivos auxiliares em :</text:span></text:p>
      <text:p text:style-name="P1"><text:a xlink:type="simple" xlink:href="https://github.com/alex7alves/Aquivos-auxiliares" text:style-name="Internet_20_link" text:visited-style-name="Visited_20_Internet_20_Link"><text:span text:style-name="T1">https://github.com/alex7alves/Aquivos-auxiliares</text:span></text:a></text:p>
      <text:p text:style-name="P1"><text:span text:style-name="T1">Junte todos esses arquivos e as pastas especificas dentro de uma pasta.</text:span></text:p>
      <text:p text:style-name="P1"><text:span text:style-name="T1">Baixe e instale o Inno Setup</text:span></text:p>
      <text:p text:style-name="P1"><text:span text:style-name="T1">Ao abrir o p</text:span><text:span text:style-name="T2">r</text:span><text:span text:style-name="T1">ograma em new dile clique na segunda opção e siga o passo a passo.</text:span></text:p>
      <text:p text:style-name="P1"><text:span text:style-name="T1">Na tela de aplication folder na clique na aba que tem program file folder e coloque custom e depois digite : <text:s text:c="4"/>C:\Portugol-IDE</text:span></text:p>
      <text:p text:style-name="P1"><text:span text:style-name="T1">Em aplication folder name digite : <text:s text:c="6"/>IDE</text:span></text:p>
      <text:p text:style-name="P1"><text:span text:style-name="T1">Desmarque a opção allow user to change the aplication folder.</text:span></text:p>
      <text:p text:style-name="P1"><text:span text:style-name="T1">Na tela de <text:s/>aplication Files , coloque em aplication main executable folde o arquivo Portugol IDE.exe.</text:span></text:p>
      <text:p text:style-name="P1"><text:span text:style-name="T1">Clique no botão add folder e adicione a pasta onde foi adicionado todos os ítens já referidos.</text:span></text:p>
      <text:p text:style-name="P1"><text:span text:style-name="T1">Use-o para criar o instalador do programa.</text:span></text:p>
      <text:p text:style-name="P1"><text:span text:style-name="T1">Na aba Run adicione :</text:span></text:p>
      <text:p text:style-name="P1"><text:span text:style-name="T1">Filename: {app}\Compiladores.bat; Parameters: """{pf}"" ""{app}"""; StatusMsg: Criando compiladores; Languages: </text:span></text:p>
      <text:p text:style-name="P1"><text:soft-page-break/><text:span text:style-name="T1">Crie a aba UnistalRun dessa forma :</text:span></text:p>
      <text:p text:style-name="P1"><text:span text:style-name="T1">[UninstallRun]</text:span></text:p>
      <text:p text:style-name="P1"><text:span text:style-name="T1">Filename: {app}\desinstalar-parcial.bat; Parameters: """{pf}"" ""{app}"""; StatusMsg: Deletando pasta; Languages :</text:span></text:p>
      <text:p text:style-name="P2"/>
      <text:p text:style-name="P1"><text:span text:style-name="T1">Execute e crie o instalador.</text:span></text:p>
      <text:p text:style-name="P1"><text:span text:style-name="T1">Fim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8T17:48:42.802000000</dc:date>
    <meta:editing-duration>PT47S</meta:editing-duration>
    <meta:editing-cycles>1</meta:editing-cycles>
    <meta:document-statistic meta:table-count="0" meta:image-count="0" meta:object-count="0" meta:page-count="2" meta:paragraph-count="26" meta:word-count="230" meta:character-count="1530" meta:non-whitespace-character-count="1308"/>
    <meta:generator>LibreOffice/5.0.6.3$Windows_x86 LibreOffice_project/490fc03b25318460cfc54456516ea2519c11d1aa</meta:generator>
  </office:meta>
</office:document-meta>
</file>